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justify"/>
      <style:text-properties fo:font-size="14pt" style:font-size-asian="14pt"/>
    </style:style>
    <style:style style:name="P2" style:parent-style-name="Normal" style:family="paragraph">
      <style:paragraph-properties fo:text-align="justify"/>
      <style:text-properties fo:font-size="14pt" style:font-size-asian="14pt"/>
    </style:style>
    <style:style style:name="P3" style:parent-style-name="Normal" style:family="paragraph">
      <style:paragraph-properties fo:text-align="justify"/>
      <style:text-properties fo:font-size="14pt" style:font-size-asian="14pt"/>
    </style:style>
    <style:style style:name="P4" style:parent-style-name="Normal" style:family="paragraph">
      <style:paragraph-properties fo:text-align="justify"/>
      <style:text-properties fo:font-size="14pt" style:font-size-asian="14pt"/>
    </style:style>
    <style:style style:name="P5" style:parent-style-name="Normal" style:family="paragraph">
      <style:paragraph-properties fo:text-align="justify"/>
      <style:text-properties fo:font-size="14pt" style:font-size-asian="14pt"/>
    </style:style>
    <style:style style:name="P6" style:parent-style-name="Normal" style:family="paragraph">
      <style:paragraph-properties fo:text-align="justify"/>
    </style:style>
    <style:style style:name="T7" style:parent-style-name="Fuentedepárrafopredeter." style:family="text">
      <style:text-properties fo:font-size="14pt" style:font-size-asian="14pt"/>
    </style:style>
    <style:style style:name="T8" style:parent-style-name="Fuentedepárrafopredeter." style:family="text">
      <style:text-properties fo:font-size="14pt" style:font-size-asian="14pt"/>
    </style:style>
    <style:style style:name="T9" style:parent-style-name="Fuentedepárrafopredeter." style:family="text">
      <style:text-properties fo:font-size="14pt" style:font-size-asian="14pt"/>
    </style:style>
    <style:style style:name="T10" style:parent-style-name="Fuentedepárrafopredeter." style:family="text">
      <style:text-properties fo:font-size="14pt" style:font-size-asian="14pt"/>
    </style:style>
    <style:style style:name="T11" style:parent-style-name="Fuentedepárrafopredeter." style:family="text">
      <style:text-properties fo:font-size="14pt" style:font-size-asian="14pt"/>
    </style:style>
    <style:style style:name="T12" style:parent-style-name="Fuentedepárrafopredeter." style:family="text">
      <style:text-properties fo:font-size="14pt" style:font-size-asian="14pt"/>
    </style:style>
    <style:style style:name="T13" style:parent-style-name="Fuentedepárrafopredeter." style:family="text">
      <style:text-properties fo:font-size="14pt" style:font-size-asian="14pt"/>
    </style:style>
    <style:style style:name="T14" style:parent-style-name="Fuentedepárrafopredeter." style:family="text">
      <style:text-properties fo:font-size="14pt" style:font-size-asian="14pt"/>
    </style:style>
    <style:style style:name="T15" style:parent-style-name="Fuentedepárrafopredeter." style:family="text">
      <style:text-properties fo:font-size="14pt" style:font-size-asian="14pt"/>
    </style:style>
    <style:style style:name="T16" style:parent-style-name="Fuentedepárrafopredeter." style:family="text">
      <style:text-properties fo:font-size="14pt" style:font-size-asian="14pt"/>
    </style:style>
    <style:style style:name="T17" style:parent-style-name="Fuentedepárrafopredeter." style:family="text">
      <style:text-properties fo:font-size="14pt" style:font-size-asian="14pt"/>
    </style:style>
    <style:style style:name="T18" style:parent-style-name="Fuentedepárrafopredeter." style:family="text">
      <style:text-properties fo:font-size="14pt" style:font-size-asian="14pt"/>
    </style:style>
    <style:style style:name="T19" style:parent-style-name="Fuentedepárrafopredeter." style:family="text">
      <style:text-properties fo:font-size="14pt" style:font-size-asian="14pt"/>
    </style:style>
    <style:style style:name="T20" style:parent-style-name="Fuentedepárrafopredeter." style:family="text">
      <style:text-properties fo:font-size="14pt" style:font-size-asian="14pt"/>
    </style:style>
    <style:style style:name="T21" style:parent-style-name="Fuentedepárrafopredeter." style:family="text">
      <style:text-properties fo:font-size="14pt" style:font-size-asian="14pt"/>
    </style:style>
  </office:automatic-styles>
  <office:body>
    <office:text text:use-soft-page-breaks="true">
      <text:p text:style-name="P1">El router es un ordenador para desempeñar funciones en la capa 3 (capa de red). Una de sus funciones principales es encaminar paquetes entre redes encontrado el mejor camino a hacia la red destino y conmutar los paquetes desde una interfaz perteneciente<text:s/>de<text:s/>una red hacia otra interfaz de una red diferente. Otra de las funciones que tiene es sobre los dominios de colisión que son los puntos de la red en los que los mensajes pueden chocar en donde 2 o más mensajes son enviados en el mismo medio físico a la vez.<text:s/>El router cuenta con 7 partes: CPU, RAM, Memoria Flash, NVRAM, Buses, ROM y una Fuete de Alimentación. Cada una de estas partes es muy importante en, cada una realiza una función diferente obviamente,<text:s/>el CPU se encarga de inicializar el sistema, el enrutamiento<text:s/>y el control de interfaz de red.<text:s/>La memoria RAM (Random Access Memory)<text:s/>se usa para almacenar información<text:s/>de las tablas de enrutamiento, la configuración actual que tiene, entre otras más.<text:s/>También cuenta con una Memoria flash que se utiliza para almacenar la imagen del software IOS de Cisco. La NVRAM(Non Volatile Random Access Memory)<text:s/>se utiliza para guardar la configurar de inicio, su configuración no se ve afectada cuando se pierde la alimentación eléctrica<text:s/>a diferencia de la RAM que si pierde su información.<text:s/>Los Buses<text:s/>que se utiliza para transportar los paquetes<text:s/>entre el CPU y las interfaces.<text:s/>La ROM (Read<text:s/>Only<text:s/>Memory)<text:s/>se utiliza para almacenar de forma permanente el código de<text:s/>diagnóstico<text:s/>de inicio,<text:s/>esto con el fin de que la ROM ejecute un análisis para saber como se encuentra el hardware durante el arranque del router, Fuente de alimentación, es la que brinda la energía necesaria para que los componentes internos funcionen.</text:p>
      <text:p text:style-name="P2">Este dispositivo puede tener 3 tipos de interfaces, LAN, WAN y consola/AUX. Cada una de ella tiene su lógica necesaria para conectar el sistema al exterior, proporcionando diferentes<text:s/>funciones, dependiendo de qué es lo que se vaya a hacer en una empresa o en el hogar.</text:p>
      <text:p text:style-name="P3">Al conectarnos con el router debemos tener en cuenta<text:s/>6 cosas en mente:</text:p>
      <text:p text:style-name="P4">Puerto COM, 9600 baudios, 8 bits de datos, sin paridad 1 bit de parada y sin control de flujo,<text:s/>esto es para tener una mejor conexión serial.</text:p>
      <text:p text:style-name="P5">La configuración<text:s/>del router<text:s/>que se muestra es sencilla,<text:s/>en la terminal podemos escribir “?” para que nos muestre ayuda necesaria<text:s/>al igual que el comando<text:s/><text:soft-page-break/>show, además tiene<text:s/>2 tipos de usuarios, el normal y el privilegiado, cada uno de ellos tiene diferentes funciones<text:s/>uno más completo que el otro obviamente.</text:p>
      <text:p text:style-name="P6"><text:span text:style-name="T7">El usuario normal<text:s/></text:span><text:span text:style-name="T8">puede</text:span><text:span text:style-name="T9"><text:s/>configurar</text:span><text:span text:style-name="T10"><text:s/>hasta cierta part</text:span><text:span text:style-name="T11">e<text:s/></text:span><text:span text:style-name="T12">o ver solo algunos archivos, a diferencia de el privilegiado que puede configurar todo desde cero</text:span><text:span text:style-name="T13">, creando usuarios nuevos, encriptando las contraseñas, añadiendo más</text:span><text:span text:style-name="T14"><text:s/>seguridad al router</text:span><text:span text:style-name="T15">,<text:s/></text:span><text:span text:style-name="T16">así<text:s/></text:span><text:span text:style-name="T17">previniendo</text:span><text:span text:style-name="T18"><text:s/>la entrada de intrusos</text:span><text:span text:style-name="T19"><text:s/>o del reseteo de<text:s/></text:span><text:span text:style-name="T20">el router por defecto, desactivando algunas las funciones que vienen por defecto.</text:span><text:span text:style-name="T21"><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MX"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fredo Castro</meta:initial-creator>
    <dc:creator>Alfredo</dc:creator>
    <meta:creation-date>2019-03-19T18:08:00Z</meta:creation-date>
    <dc:date>2019-03-19T18:08:00Z</dc:date>
    <meta:template xlink:href="Normal" xlink:type="simple"/>
    <meta:editing-cycles>2</meta:editing-cycles>
    <meta:editing-duration>PT0S</meta:editing-duration>
    <meta:document-statistic meta:page-count="2" meta:paragraph-count="5" meta:word-count="444" meta:character-count="2881" meta:row-count="20" meta:non-whitespace-character-count="2442"/>
  </office:meta>
</office:document-meta>
</file>